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⭐ <text:span text:style-name="Strong_20_Emphasis">JavaScript Revision</text:span></text:h>
      <text:p text:style-name="Text_20_body"><text:span text:style-name="Strong_20_Emphasis">Topics Covered:</text:span></text:p>
      <text:list xml:id="list2466488033" text:style-name="L1">
        <text:list-item>
          <text:p text:style-name="P2">Operators &amp; Expressions</text:p>
        </text:list-item>
        <text:list-item>
          <text:p text:style-name="P2">Control Structures (if, else if, switch)</text:p>
        </text:list-item>
        <text:list-item>
          <text:p text:style-name="P2">Loops (for, while, do..while, for..of, for..in)</text:p>
        </text:list-item>
      </text:list>
      <text:p text:style-name="Horizontal_20_Line"/>
      <text:h text:style-name="Heading_20_1" text:outline-level="1">🧩 <text:span text:style-name="Strong_20_Emphasis">1. Operators &amp; Expressions – Practical Revision</text:span></text:h>
      <text:h text:style-name="Heading_20_3" text:outline-level="3"><text:span text:style-name="Strong_20_Emphasis">Example 1: Operator Precedence</text:span></text:h>
      <text:p text:style-name="P1"><text:span text:style-name="Source_20_Text">console.log(5 + 3 * 2); // 11</text:span></text:p>
      <text:list xml:id="list1298668405" text:style-name="L2">
        <text:list-item>
          <text:p text:style-name="P3">Multiplication runs before addition.</text:p>
        </text:list-item>
        <text:list-item>
          <text:p text:style-name="P3"><text:span text:style-name="Source_20_Text">3 * 2 = 6</text:span> → <text:span text:style-name="Source_20_Text">5 + 6 = 11</text:span></text:p>
        </text:list-item>
      </text:list>
      <text:p text:style-name="Horizontal_20_Line"/>
      <text:h text:style-name="Heading_20_3" text:outline-level="3"><text:span text:style-name="Strong_20_Emphasis">Example 2: == vs ===</text:span></text:h>
      <text:p text:style-name="Preformatted_20_Text"><text:span text:style-name="Source_20_Text">console.log(2 == "2"); <text:s text:c="2"/>// true</text:span></text:p>
      <text:p text:style-name="P1"><text:span text:style-name="Source_20_Text">console.log(2 === "2"); <text:s/>// false</text:span></text:p>
      <text:list xml:id="list180971490" text:style-name="L3">
        <text:list-item>
          <text:p text:style-name="P4"><text:span text:style-name="Source_20_Text">==</text:span> → compares <text:span text:style-name="Emphasis">value only</text:span> (performs type conversion)</text:p>
        </text:list-item>
        <text:list-item>
          <text:p text:style-name="P4"><text:span text:style-name="Source_20_Text">===</text:span> → compares <text:span text:style-name="Emphasis">value + type</text:span> (no type conversion)</text:p>
        </text:list-item>
      </text:list>
      <text:p text:style-name="Horizontal_20_Line"/>
      <text:h text:style-name="Heading_20_3" text:outline-level="3"><text:span text:style-name="Strong_20_Emphasis">Example 3: Pre/Post Increment</text:span></text:h>
      <text:p text:style-name="Preformatted_20_Text"><text:span text:style-name="Source_20_Text">let a = 5;</text:span></text:p>
      <text:p text:style-name="Preformatted_20_Text"><text:span text:style-name="Source_20_Text">console.log(a++); // 5</text:span></text:p>
      <text:p text:style-name="P1"><text:span text:style-name="Source_20_Text">console.log(a); <text:s text:c="2"/>// 6</text:span></text:p>
      <text:list xml:id="list669380862" text:style-name="L4">
        <text:list-item>
          <text:p text:style-name="P5"><text:span text:style-name="Source_20_Text">a++</text:span> prints the original value first, then increments.</text:p>
        </text:list-item>
      </text:list>
      <text:p text:style-name="Horizontal_20_Line"/>
      <text:h text:style-name="Heading_20_3" text:outline-level="3"><text:soft-page-break/><text:span text:style-name="Strong_20_Emphasis">Example 4: Ternary Operator</text:span></text:h>
      <text:p text:style-name="Preformatted_20_Text"><text:span text:style-name="Source_20_Text">let age = 20;</text:span></text:p>
      <text:p text:style-name="Preformatted_20_Text"><text:span text:style-name="Source_20_Text">let result = age &gt;= 18 ? "Adult" : "Minor";</text:span></text:p>
      <text:p text:style-name="P1"><text:span text:style-name="Source_20_Text">console.log(result); // Adult</text:span></text:p>
      <text:list xml:id="list1585579579" text:style-name="L5">
        <text:list-item>
          <text:p text:style-name="P6">Short form of if…else.</text:p>
        </text:list-item>
      </text:list>
      <text:p text:style-name="Horizontal_20_Line"/>
      <text:p text:style-name="Horizontal_20_Line"/>
      <text:h text:style-name="Heading_20_1" text:outline-level="1">🧠 <text:span text:style-name="Strong_20_Emphasis">2. Control Structures </text:span></text:h>
      <text:h text:style-name="Heading_20_3" text:outline-level="3"><text:span text:style-name="Strong_20_Emphasis">Example 1: Grade Checker</text:span></text:h>
      <text:p text:style-name="Preformatted_20_Text"><text:span text:style-name="Source_20_Text">let marks = 72;</text:span></text:p>
      <text:p text:style-name="Preformatted_20_Text"><text:span text:style-name="Source_20_Text">if (marks &gt;= 90) console.log("A");</text:span></text:p>
      <text:p text:style-name="Preformatted_20_Text"><text:span text:style-name="Source_20_Text">else if (marks &gt;= 75) console.log("B");</text:span></text:p>
      <text:p text:style-name="Preformatted_20_Text"><text:span text:style-name="Source_20_Text">else if (marks &gt;= 50) console.log("C");</text:span></text:p>
      <text:p text:style-name="P1"><text:span text:style-name="Source_20_Text">else console.log("Fail");</text:span></text:p>
      <text:list xml:id="list2551319800" text:style-name="L6">
        <text:list-item>
          <text:p text:style-name="P7">Checks conditions in order; stops at first match.</text:p>
        </text:list-item>
      </text:list>
      <text:p text:style-name="Horizontal_20_Line"/>
      <text:h text:style-name="Heading_20_3" text:outline-level="3"><text:span text:style-name="Strong_20_Emphasis">Example 2: Switch Statement</text:span></text:h>
      <text:p text:style-name="Preformatted_20_Text"><text:span text:style-name="Source_20_Text">let day = 3;</text:span></text:p>
      <text:p text:style-name="Preformatted_20_Text"><text:span text:style-name="Source_20_Text">let name;</text:span></text:p>
      <text:p text:style-name="Preformatted_20_Text"/>
      <text:p text:style-name="Preformatted_20_Text"><text:span text:style-name="Source_20_Text">switch(day){</text:span></text:p>
      <text:p text:style-name="Preformatted_20_Text"><text:span text:style-name="Source_20_Text"><text:s text:c="2"/>case 1: name = "Monday"; break;</text:span></text:p>
      <text:p text:style-name="Preformatted_20_Text"><text:span text:style-name="Source_20_Text"><text:s text:c="2"/>case 2: name = "Tuesday"; break;</text:span></text:p>
      <text:p text:style-name="Preformatted_20_Text"><text:span text:style-name="Source_20_Text"><text:s text:c="2"/>case 3: name = "Wednesday"; break;</text:span></text:p>
      <text:p text:style-name="Preformatted_20_Text"><text:span text:style-name="Source_20_Text"><text:s text:c="2"/>default: name = "Invalid Day";</text:span></text:p>
      <text:p text:style-name="Preformatted_20_Text"><text:span text:style-name="Source_20_Text">}</text:span></text:p>
      <text:p text:style-name="P1"><text:span text:style-name="Source_20_Text">console.log(name); // Wednesday</text:span></text:p>
      <text:list xml:id="list3651461722" text:style-name="L7">
        <text:list-item>
          <text:p text:style-name="P8"><text:span text:style-name="Source_20_Text">switch</text:span> is best when comparing one value to many cases.</text:p>
        </text:list-item>
      </text:list>
      <text:p text:style-name="Horizontal_20_Line"/>
      <text:h text:style-name="Heading_20_3" text:outline-level="3"><text:span text:style-name="Strong_20_Emphasis">Example 3: Guard Clause</text:span></text:h>
      <text:p text:style-name="Preformatted_20_Text"><text:span text:style-name="Source_20_Text">function checkUser(isLoggedIn){</text:span></text:p>
      <text:p text:style-name="Preformatted_20_Text"><text:span text:style-name="Source_20_Text"><text:s text:c="2"/>if (!isLoggedIn) return "Please Login First!";</text:span></text:p>
      <text:p text:style-name="Preformatted_20_Text"><text:span text:style-name="Source_20_Text"><text:s text:c="2"/>return "Welcome User!";</text:span></text:p>
      <text:p text:style-name="Preformatted_20_Text"><text:span text:style-name="Source_20_Text">}</text:span></text:p>
      <text:p text:style-name="P1"><text:span text:style-name="Source_20_Text">console.log(checkUser(false));</text:span></text:p>
      <text:list xml:id="list3914780482" text:style-name="L8">
        <text:list-item>
          <text:p text:style-name="P9">Guard clause exits early when a condition fails.</text:p>
        </text:list-item>
      </text:list>
      <text:p text:style-name="Horizontal_20_Line"/>
      <text:p text:style-name="Horizontal_20_Line"/>
      <text:h text:style-name="Heading_20_1" text:outline-level="1"><text:soft-page-break/>🔁 <text:span text:style-name="Strong_20_Emphasis">3. Loops </text:span></text:h>
      <text:h text:style-name="Heading_20_3" text:outline-level="3"><text:span text:style-name="Strong_20_Emphasis">Example 1: Sum of Array Using for..of</text:span></text:h>
      <text:p text:style-name="Preformatted_20_Text"><text:span text:style-name="Source_20_Text">let arr = [10, 20, 30];</text:span></text:p>
      <text:p text:style-name="Preformatted_20_Text"><text:span text:style-name="Source_20_Text">let sum = 0;</text:span></text:p>
      <text:p text:style-name="Preformatted_20_Text"/>
      <text:p text:style-name="Preformatted_20_Text"><text:span text:style-name="Source_20_Text">for (let val of arr) {</text:span></text:p>
      <text:p text:style-name="Preformatted_20_Text"><text:span text:style-name="Source_20_Text"><text:s text:c="2"/>sum += val;</text:span></text:p>
      <text:p text:style-name="Preformatted_20_Text"><text:span text:style-name="Source_20_Text">}</text:span></text:p>
      <text:p text:style-name="P1"><text:span text:style-name="Source_20_Text">console.log(sum); // 60</text:span></text:p>
      <text:list xml:id="list1724666616" text:style-name="L9">
        <text:list-item>
          <text:p text:style-name="P10"><text:span text:style-name="Source_20_Text">for..of</text:span> iterates over array <text:span text:style-name="Emphasis">values</text:span>.</text:p>
        </text:list-item>
      </text:list>
      <text:p text:style-name="Horizontal_20_Line"/>
      <text:h text:style-name="Heading_20_3" text:outline-level="3"><text:span text:style-name="Strong_20_Emphasis">Example 2: Using for..in to Get Indexes</text:span></text:h>
      <text:p text:style-name="Preformatted_20_Text"><text:span text:style-name="Source_20_Text">for (let i in arr) {</text:span></text:p>
      <text:p text:style-name="Preformatted_20_Text"><text:span text:style-name="Source_20_Text"><text:s text:c="2"/>console.log(i);</text:span></text:p>
      <text:p text:style-name="P1"><text:span text:style-name="Source_20_Text">}</text:span></text:p>
      <text:list xml:id="list3571414633" text:style-name="L10">
        <text:list-item>
          <text:p text:style-name="P11"><text:span text:style-name="Source_20_Text">for..in</text:span> iterates over <text:span text:style-name="Emphasis">indexes</text:span> → 0, 1, 2</text:p>
        </text:list-item>
      </text:list>
      <text:p text:style-name="Horizontal_20_Line"/>
      <text:h text:style-name="Heading_20_3" text:outline-level="3"><text:span text:style-name="Strong_20_Emphasis">Example 3: Countdown Using while</text:span></text:h>
      <text:p text:style-name="Preformatted_20_Text"><text:span text:style-name="Source_20_Text">let i = 5;</text:span></text:p>
      <text:p text:style-name="Preformatted_20_Text"><text:span text:style-name="Source_20_Text">while(i &gt; 0){</text:span></text:p>
      <text:p text:style-name="Preformatted_20_Text"><text:span text:style-name="Source_20_Text"><text:s text:c="2"/>console.log(i);</text:span></text:p>
      <text:p text:style-name="Preformatted_20_Text"><text:span text:style-name="Source_20_Text"><text:s text:c="2"/>i--;</text:span></text:p>
      <text:p text:style-name="P1"><text:span text:style-name="Source_20_Text">}</text:span></text:p>
      <text:list xml:id="list4226057876" text:style-name="L11">
        <text:list-item>
          <text:p text:style-name="P12">Runs until condition becomes false.</text:p>
        </text:list-item>
      </text:list>
      <text:p text:style-name="Horizontal_20_Line"/>
      <text:h text:style-name="Heading_20_3" text:outline-level="3"><text:span text:style-name="Strong_20_Emphasis">Example 4: do..while Example</text:span></text:h>
      <text:p text:style-name="Preformatted_20_Text"><text:span text:style-name="Source_20_Text">let x = 1;</text:span></text:p>
      <text:p text:style-name="Preformatted_20_Text"><text:span text:style-name="Source_20_Text">do {</text:span></text:p>
      <text:p text:style-name="Preformatted_20_Text"><text:span text:style-name="Source_20_Text"><text:s text:c="2"/>console.log(x);</text:span></text:p>
      <text:p text:style-name="Preformatted_20_Text"><text:span text:style-name="Source_20_Text"><text:s text:c="2"/>x++;</text:span></text:p>
      <text:p text:style-name="P1"><text:span text:style-name="Source_20_Text">} while(x &lt;= 3);</text:span></text:p>
      <text:list xml:id="list221057222" text:style-name="L12">
        <text:list-item>
          <text:p text:style-name="P13">do..while executes the block at least once.</text:p>
        </text:list-item>
      </text:list>
      <text:p text:style-name="Horizontal_20_Line"/>
      <text:p text:style-name="Horizontal_20_Line"/>
      <text:h text:style-name="Heading_20_1" text:outline-level="1"><text:soft-page-break/>🧩 <text:span text:style-name="Strong_20_Emphasis">4. Mixed Question (Important Interview/Exam Concept)</text:span></text:h>
      <text:h text:style-name="Heading_20_3" text:outline-level="3"><text:span text:style-name="Strong_20_Emphasis">Example: Loose vs Strict Equality</text:span></text:h>
      <text:p text:style-name="Preformatted_20_Text"><text:span text:style-name="Source_20_Text">let num = 0;</text:span></text:p>
      <text:p text:style-name="Preformatted_20_Text"/>
      <text:p text:style-name="Preformatted_20_Text"><text:span text:style-name="Source_20_Text">if (num == false) console.log("Loose Equal True");</text:span></text:p>
      <text:p text:style-name="Preformatted_20_Text"><text:span text:style-name="Source_20_Text">if (num === false) console.log("Strict Equal True");</text:span></text:p>
      <text:p text:style-name="P1"><text:span text:style-name="Source_20_Text">else console.log("Strict Equal False");</text:span></text:p>
      <text:p text:style-name="Text_20_body"><text:span text:style-name="Strong_20_Emphasis">Output:</text:span></text:p>
      <text:p text:style-name="Preformatted_20_Text"><text:span text:style-name="Source_20_Text">Loose Equal True</text:span></text:p>
      <text:p text:style-name="P1"><text:span text:style-name="Source_20_Text">Strict Equal False</text:span></text:p>
      <text:list xml:id="list993288774" text:style-name="L13">
        <text:list-item>
          <text:p text:style-name="P14"><text:span text:style-name="Source_20_Text">0 == false</text:span> → true (type conversion)</text:p>
        </text:list-item>
        <text:list-item>
          <text:p text:style-name="P14"><text:span text:style-name="Source_20_Text">0 === false</text:span> → false (types different)</text:p>
        </text:list-item>
      </text:list>
      <text:p text:style-name="Horizontal_20_Line"/>
      <text:p text:style-name="Horizontal_20_Line"/>
      <text:h text:style-name="Heading_20_1" text:outline-level="1">🎯 <text:span text:style-name="Strong_20_Emphasis">5. Final Revision Challenge</text:span></text:h>
      <text:h text:style-name="Heading_20_3" text:outline-level="3"><text:span text:style-name="Strong_20_Emphasis">Predict the Output</text:span></text:h>
      <text:p text:style-name="Preformatted_20_Text"><text:span text:style-name="Source_20_Text">let a = 1;</text:span></text:p>
      <text:p text:style-name="Preformatted_20_Text"><text:span text:style-name="Source_20_Text">for (let i = 1; i &lt;= 3; i++) {</text:span></text:p>
      <text:p text:style-name="Preformatted_20_Text"><text:span text:style-name="Source_20_Text"><text:s text:c="2"/>a += i;</text:span></text:p>
      <text:p text:style-name="Preformatted_20_Text"><text:span text:style-name="Source_20_Text">}</text:span></text:p>
      <text:p text:style-name="P1"><text:span text:style-name="Source_20_Text">console.log(a);</text:span></text:p>
      <text:p text:style-name="Text_20_body"><text:span text:style-name="Strong_20_Emphasis">Answer:</text:span><text:line-break/><text:span text:style-name="Source_20_Text">1 + 1 + 2 + 3 = 7</text:span></text:p>
      <text:p text:style-name="Horizontal_20_Line"/>
      <text:h text:style-name="Heading_20_1" text:outline-level="1">✔ What’s Covered in These Notes</text:h>
      <text:list xml:id="list3482485498" text:style-name="L14">
        <text:list-item>
          <text:p text:style-name="P15">Operator precedence</text:p>
        </text:list-item>
        <text:list-item>
          <text:p text:style-name="P15">Loose vs strict equality</text:p>
        </text:list-item>
        <text:list-item>
          <text:p text:style-name="P15">Increment operators</text:p>
        </text:list-item>
        <text:list-item>
          <text:p text:style-name="P15">Ternary decisions</text:p>
        </text:list-item>
        <text:list-item>
          <text:p text:style-name="P15">If/else ladder</text:p>
        </text:list-item>
        <text:list-item>
          <text:p text:style-name="P15"><text:soft-page-break/>Switch cases</text:p>
        </text:list-item>
        <text:list-item>
          <text:p text:style-name="P15">Guard clause usage</text:p>
        </text:list-item>
        <text:list-item>
          <text:p text:style-name="P15">for, while, do..while</text:p>
        </text:list-item>
        <text:list-item>
          <text:p text:style-name="P15">for..of vs for..in</text:p>
        </text:list-item>
        <text:list-item>
          <text:p text:style-name="P15">Mixed logic evaluation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23T15:47:13.119000000</meta:creation-date>
    <dc:date>2025-11-23T16:06:35.213000000</dc:date>
    <meta:editing-duration>PT9M22S</meta:editing-duration>
    <meta:editing-cycles>1</meta:editing-cycles>
    <meta:document-statistic meta:table-count="0" meta:image-count="0" meta:object-count="0" meta:page-count="5" meta:paragraph-count="109" meta:word-count="501" meta:character-count="2766" meta:non-whitespace-character-count="2369"/>
    <meta:generator>Neat_Office/6.2.8.2$Windows_x86 LibreOffice_project/</meta:generator>
  </office:meta>
</office:document-meta>
</file>